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text-indent="0.4916in"/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paragraph-properties fo:text-indent="0.4916in"/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paragraph-properties fo:text-indent="0.4916in"/>
    </style:style>
    <style:style style:name="T11" style:parent-style-name="DefaultParagraphFont" style:family="text">
      <style:text-properties style:font-name="var(--ff-mono)" style:font-name-asian="Times New Roman" style:font-name-complex="Courier New" fo:font-size="10pt" style:font-size-asian="10pt" style:font-size-complex="10pt" fo:language="en" fo:country="US" style:language-asian="de" style:country-asian="CH"/>
    </style:style>
    <style:style style:name="T12" style:parent-style-name="DefaultParagraphFon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paragraph-properties fo:text-indent="0.4916in"/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paragraph-properties fo:text-indent="0.4916in"/>
      <style:text-properties fo:language="en" fo:country="US"/>
    </style:style>
    <style:style style:name="P17" style:parent-style-name="Normal" style:family="paragraph">
      <style:paragraph-properties fo:text-indent="0.4916in"/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paragraph-properties fo:text-indent="0.4916in"/>
      <style:text-properties fo:language="en" fo:country="US"/>
    </style:style>
    <style:style style:name="P21" style:parent-style-name="Normal" style:family="paragraph">
      <style:paragraph-properties fo:text-indent="0.4916in"/>
      <style:text-properties fo:language="en" fo:country="US"/>
    </style:style>
    <style:style style:name="P22" style:parent-style-name="Normal" style:family="paragraph">
      <style:paragraph-properties fo:text-indent="0.4916in"/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margin-bottom="0in" style:line-height-at-least="0.2291in" fo:background-color="#282C34"/>
    </style:style>
    <style:style style:name="T26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27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28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29" style:parent-style-name="Normal" style:family="paragraph">
      <style:paragraph-properties fo:margin-bottom="0in" style:line-height-at-least="0.2291in" fo:background-color="#282C34"/>
    </style:style>
    <style:style style:name="T30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31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32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33" style:parent-style-name="Normal" style:family="paragraph">
      <style:paragraph-properties fo:margin-bottom="0in" style:line-height-at-least="0.2291in" fo:background-color="#282C34"/>
    </style:style>
    <style:style style:name="T34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35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36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37" style:parent-style-name="Normal" style:family="paragraph">
      <style:paragraph-properties fo:margin-bottom="0in" style:line-height-at-least="0.2291in" fo:background-color="#282C34"/>
    </style:style>
    <style:style style:name="T38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39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40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41" style:parent-style-name="Normal" style:family="paragraph">
      <style:paragraph-properties fo:margin-bottom="0in" style:line-height-at-least="0.2291in" fo:background-color="#282C34"/>
    </style:style>
    <style:style style:name="T42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43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44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45" style:parent-style-name="Normal" style:family="paragraph">
      <style:paragraph-properties fo:margin-bottom="0in" style:line-height-at-least="0.2291in" fo:background-color="#282C34"/>
    </style:style>
    <style:style style:name="T46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47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48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49" style:parent-style-name="Normal" style:family="paragraph">
      <style:paragraph-properties fo:margin-bottom="0in" style:line-height-at-least="0.2291in" fo:background-color="#282C34"/>
    </style:style>
    <style:style style:name="T50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51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52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53" style:parent-style-name="Normal" style:family="paragraph">
      <style:paragraph-properties fo:margin-bottom="0in" style:line-height-at-least="0.2291in" fo:background-color="#282C34"/>
    </style:style>
    <style:style style:name="T54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55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56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57" style:parent-style-name="Normal" style:family="paragraph">
      <style:paragraph-properties fo:margin-bottom="0in" style:line-height-at-least="0.2291in" fo:background-color="#282C34"/>
    </style:style>
    <style:style style:name="T58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59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60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61" style:parent-style-name="Normal" style:family="paragraph">
      <style:paragraph-properties fo:margin-bottom="0in" style:line-height-at-least="0.2291in" fo:background-color="#282C34"/>
    </style:style>
    <style:style style:name="T62" style:parent-style-name="DefaultParagraphFont" style:family="text">
      <style:text-properties style:font-name="Consolas" style:font-name-asian="Times New Roman" fo:color="#E5C07B" fo:font-size="12pt" style:font-size-asian="12pt" style:font-size-complex="12pt" fo:language="en" fo:country="US" style:language-asian="de" style:country-asian="CH"/>
    </style:style>
    <style:style style:name="T63" style:parent-style-name="DefaultParagraphFont" style:family="text">
      <style:text-properties style:font-name="Consolas" style:font-name-asian="Times New Roman" fo:color="#C678DD" fo:font-size="12pt" style:font-size-asian="12pt" style:font-size-complex="12pt" fo:language="en" fo:country="US" style:language-asian="de" style:country-asian="CH"/>
    </style:style>
    <style:style style:name="T64" style:parent-style-name="DefaultParagraphFont" style:family="text">
      <style:text-properties style:font-name="Consolas" style:font-name-asian="Times New Roman" fo:color="#D19A66" fo:font-size="12pt" style:font-size-asian="12pt" style:font-size-complex="12pt" fo:language="en" fo:country="US" style:language-asian="de" style:country-asian="CH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paragraph-properties fo:text-indent="0.4916in"/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paragraph-properties fo:text-indent="0.4916in"/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paragraph-properties fo:text-indent="0.4916in"/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paragraph-properties fo:margin-bottom="0in" style:line-height-at-least="0.2291in" fo:background-color="#282C34"/>
    </style:style>
    <style:style style:name="T79" style:parent-style-name="DefaultParagraphFont" style:family="text">
      <style:text-properties style:font-name="Consolas" style:font-name-asian="Times New Roman" fo:font-style="italic" style:font-style-asian="italic" style:font-style-complex="italic" fo:color="#5C6370" fo:font-size="12pt" style:font-size-asian="12pt" style:font-size-complex="12pt" fo:language="en" fo:country="US" style:language-asian="de" style:country-asian="CH"/>
    </style:style>
    <style:style style:name="P80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1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2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3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4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5" style:parent-style-name="Normal" style:family="paragraph">
      <style:paragraph-properties fo:margin-bottom="0in" style:line-height-at-least="0.2291in" fo:background-color="#282C34"/>
      <style:text-properties style:font-name="Consolas" style:font-name-asian="Times New Roman" fo:color="#ABB2BF" fo:font-size="12pt" style:font-size-asian="12pt" style:font-size-complex="12pt" fo:language="en" fo:country="US" style:language-asian="de" style:country-asian="CH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paragraph-properties fo:text-indent="0.4916in"/>
      <style:text-properties fo:language="en" fo:country="US"/>
    </style:style>
    <style:style style:name="P91" style:parent-style-name="Normal" style:family="paragraph">
      <style:paragraph-properties fo:text-indent="0.4916in"/>
      <style:text-properties fo:language="en" fo:country="US"/>
    </style:style>
    <style:style style:name="P92" style:parent-style-name="Normal" style:family="paragraph">
      <style:paragraph-properties fo:text-indent="0.4916in"/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font-weight="bold" style:font-weight-asian="bold" style:font-weight-complex="bold"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fr" fo:country="CH"/>
    </style:style>
    <style:style style:name="P102" style:parent-style-name="Normal" style:family="paragraph">
      <style:text-properties fo:language="fr" fo:country="CH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style:text-position="super 63.6%" fo:language="en" fo:country="US"/>
    </style:style>
    <style:style style:name="T135" style:parent-style-name="DefaultParagraphFont" style:family="text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fr" fo:country="CH"/>
    </style:style>
    <style:style style:name="P152" style:parent-style-name="Normal" style:family="paragraph">
      <style:text-properties fo:language="fr" fo:country="CH"/>
    </style:style>
    <style:style style:name="P153" style:parent-style-name="Normal" style:family="paragraph">
      <style:text-properties fo:language="fr" fo:country="CH"/>
    </style:style>
    <style:style style:name="P154" style:parent-style-name="Normal" style:family="paragraph">
      <style:text-properties fo:language="fr" fo:country="CH"/>
    </style:style>
    <style:style style:name="P155" style:parent-style-name="Normal" style:family="paragraph">
      <style:text-properties fo:language="fr" fo:country="CH"/>
    </style:style>
    <style:style style:name="P156" style:parent-style-name="Normal" style:family="paragraph">
      <style:text-properties fo:language="fr" fo:country="CH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style:text-position="super 63.6%" fo:language="en" fo:country="US"/>
    </style:style>
    <style:style style:name="T161" style:parent-style-name="DefaultParagraphFont" style:family="text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T21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Create .gitignore file. <text:s/>Run the following command (requires that NodeJS be installed on the machine)</text:p>
      <text:p text:style-name="P2">npx gitignore python<text:s/></text:p>
      <text:p text:style-name="P3">or manually create a .gitignore file, open it and then go to the following website</text:p>
      <text:p text:style-name="Normal"><text:a xlink:href="https://www.toptal.com/developers/gitignore" office:target-frame-name="_top" xlink:show="replace"><text:span text:style-name="T4">https://www.toptal.com/developers/gitignore</text:span></text:a></text:p>
      <text:p text:style-name="P5">and request the python .gitignore file. <text:s/>(copy the contents of the page to your .gitignore file)</text:p>
      <text:p text:style-name="P6">Initialize the local Git repository using the command<text:s/></text:p>
      <text:p text:style-name="P7">git init</text:p>
      <text:p text:style-name="P8">This will create a hidden folder called .git in the authors_src folder.</text:p>
      <text:p text:style-name="P9">Push the local project files to our GitHub repository with the following command</text:p>
      <text:p text:style-name="P10"><text:span text:style-name="T11">git remote add origin<text:s/></text:span><text:span text:style-name="T12">https://github.com/dshushack/author_api</text:span></text:p>
      <text:p text:style-name="P13">Confirm the settings of our git remote configuration with the command</text:p>
      <text:p text:style-name="P14">git remote -v</text:p>
      <text:p text:style-name="P15">this should return two lines as follows</text:p>
      <text:p text:style-name="P16">origin <text:s/>https://github.com/dshushack/author_api (fetch)</text:p>
      <text:p text:style-name="P17">origin <text:s/>https://github.com/dshushack/author_api (push)</text:p>
      <text:p text:style-name="P18">Now we will install the packages we need for the project. <text:s/>This is normally done by setting up a requirements.txt file and having it contain the required package information. <text:s/>It is best practice to split the requirements.txt file for the local dev environment or the production environment.</text:p>
      <text:p text:style-name="P19">Create a new folder called requirements which will contain the requirements file settings. <text:s/>We will create 3 files which contain the requirements settings for each environment<text:s/></text:p>
      <text:p text:style-name="P20">base.txt<text:tab/><text:tab/>(contains requirement settings for both dev and prod environments)</text:p>
      <text:p text:style-name="P21">local.txt<text:tab/><text:tab/>(contains requirement settings for the dev environment)</text:p>
      <text:p text:style-name="P22">production.txt<text:tab/><text:tab/>(contains requirement settings for the prod environment)</text:p>
      <text:p text:style-name="P23"/>
      <text:p text:style-name="P24">Add the following entries to the base.txt file (these are the packages we will need in both the Local Dev and Production environments</text:p>
      <text:p text:style-name="P25"><text:span text:style-name="T26">django</text:span><text:span text:style-name="T27">==</text:span><text:span text:style-name="T28">3.2.11</text:span></text:p>
      <text:p text:style-name="P29"><text:span text:style-name="T30">django-environment</text:span><text:span text:style-name="T31">==</text:span><text:span text:style-name="T32">0.8.1</text:span></text:p>
      <text:p text:style-name="P33"><text:span text:style-name="T34">djangorestframework</text:span><text:span text:style-name="T35">==</text:span><text:span text:style-name="T36">3.12.4</text:span></text:p>
      <text:p text:style-name="P37"><text:span text:style-name="T38">django-cors-headers</text:span><text:span text:style-name="T39">==</text:span><text:span text:style-name="T40">3.10.1</text:span></text:p>
      <text:p text:style-name="P41"><text:span text:style-name="T42">django-filter</text:span><text:span text:style-name="T43">==</text:span><text:span text:style-name="T44">21.1</text:span></text:p>
      <text:p text:style-name="P45"><text:span text:style-name="T46">django-autoslug</text:span><text:span text:style-name="T47">==</text:span><text:span text:style-name="T48">1.9.8</text:span></text:p>
      <text:p text:style-name="P49"><text:span text:style-name="T50">django-countries</text:span><text:span text:style-name="T51">==</text:span><text:span text:style-name="T52">7.2.1</text:span></text:p>
      <text:p text:style-name="P53"><text:span text:style-name="T54">django-phonenumber-field</text:span><text:span text:style-name="T55">==</text:span><text:span text:style-name="T56">5.2.0</text:span></text:p>
      <text:p text:style-name="P57"><text:span text:style-name="T58">phonenumbers</text:span><text:span text:style-name="T59">==</text:span><text:span text:style-name="T60">8.12.33</text:span></text:p>
      <text:p text:style-name="P61"><text:span text:style-name="T62">drf-yasg</text:span><text:span text:style-name="T63">==</text:span><text:span text:style-name="T64">1.20.0</text:span></text:p>
      <text:p text:style-name="P65"/>
      <text:p text:style-name="P66">Add the following line at the top of the local.txt requirements file. <text:s/>This will include the contents of the base.txt file in the local.txt requirements.</text:p>
      <text:p text:style-name="P67">Upgrade pip to the newest version</text:p>
      <text:p text:style-name="P68">python -m pip install --upgrade pip</text:p>
      <text:p text:style-name="P69">Install the required packages as specified in the local.txt requirements file (which will automatically include the entries in base.txt using the command</text:p>
      <text:p text:style-name="P70">pip install -r requirements\local.txt</text:p>
      <text:p text:style-name="P71">Check that the packages have been correctly installed by running the command</text:p>
      <text:p text:style-name="P72"><text:tab/>pip list</text:p>
      <text:p text:style-name="P73"/>
      <text:p text:style-name="P74">Create a new django project using the command<text:s/></text:p>
      <text:p text:style-name="P75">django-admin startproject authors_api .</text:p>
      <text:p text:style-name="P76">Check to ensure that the authors_api folder has been created</text:p>
      <text:p text:style-name="P77">Update the .gitignore file with the following lines at the top of the file</text:p>
      <text:p text:style-name="P78"><text:span text:style-name="T79"># Additional non-standard files (added manually by DS)</text:span></text:p>
      <text:p text:style-name="P80">.vscode</text:p>
      <text:p text:style-name="P81">.idea.coverage*</text:p>
      <text:p text:style-name="P82">.DS_Store</text:p>
      <text:p text:style-name="P83">staticfiles</text:p>
      <text:p text:style-name="P84">.envs/*</text:p>
      <text:p text:style-name="P85">!.envs/.local/</text:p>
      <text:p text:style-name="P86"/>
      <text:p text:style-name="P87">Next we will configure flake8 and isort. <text:s/>Add the following file to the project (setup.cfg) and then add the following text to the file.</text:p>
      <text:p text:style-name="P88"/>
      <text:p text:style-name="P89">The next step is to create a folder to hold our settings.py files. <text:s/>These will be setup in a similar fashion to our requirements files in that we will have the following settings.py files</text:p>
      <text:p text:style-name="P90">base.py</text:p>
      <text:p text:style-name="P91">local.py</text:p>
      <text:p text:style-name="P92">production.py</text:p>
      <text:p text:style-name="P93">Now open the Django projects settings.py file and copy the entire contents into the base.py file. <text:s/>Save the base.py file and then delete the old django settings.py file. <text:s/>Next we will need to make some changes to the base.py files.</text:p>
      <text:p text:style-name="P94"/>
      <text:p text:style-name="P95">Changes to base.py file (and other settings files)</text:p>
      <text:p text:style-name="P96"/>
      <text:p text:style-name="P97">Add the following code at the top of the base.py file (below the line</text:p>
      <text:p text:style-name="P98">from pathlib import Path command</text:p>
      <text:p text:style-name="P99"/>
      <text:p text:style-name="P100">import os</text:p>
      <text:p text:style-name="P101"># setup environment variables object</text:p>
      <text:p text:style-name="P102">import environ</text:p>
      <text:p text:style-name="P103">env = environ.Env()</text:p>
      <text:p text:style-name="P104"/>
      <text:p text:style-name="P105"># Get the project directory (the same one that contains the manage.py file)</text:p>
      <text:p text:style-name="P106"># (folder parent navigation : settings -&gt; authors_api -&gt; authors_src )</text:p>
      <text:p text:style-name="P107">ROOT_DIR = Path(__file__).resolve().parent.parent.parent</text:p>
      <text:p text:style-name="P108"/>
      <text:p text:style-name="P109"># Create a directory where our project app will live</text:p>
      <text:p text:style-name="P110">APPS_DIR = ROOT_DIR / "core_apps"<text:tab/><text:tab/>(Not sure if this will work in windows and linux)</text:p>
      <text:p text:style-name="P111">APPS_DIR = os.path.join(ROOT_DIR, "core_apps")</text:p>
      <text:p text:style-name="P112"/>
      <text:p text:style-name="P113">Next delete the BASE_DIR definition line</text:p>
      <text:p text:style-name="P114"># Build paths inside the project like this: BASE_DIR / 'subdir'.</text:p>
      <text:p text:style-name="P115">BASE_DIR = Path(__file__).resolve().parent.parent</text:p>
      <text:p text:style-name="P116"/>
      <text:p text:style-name="P117">Next cut the SECRET_KEY line and past this into the local.py file</text:p>
      <text:p text:style-name="P118"># SECURITY WARNING: keep the secret key used in production secret!</text:p>
      <text:p text:style-name="P119">SECRET_KEY = 'django-insecure-4#8ts1r$6f*s@%l64f%jypqo=asu^%yrsnf2f-m8bi@^-regl7'</text:p>
      <text:p text:style-name="P120"/>
      <text:p text:style-name="P121">Cut the ALLOWED_HOSTS entry and move this to the local.py file</text:p>
      <text:p text:style-name="P122"/>
      <text:p text:style-name="P123">Update the DEBUG setting as from<text:s/></text:p>
      <text:p text:style-name="P124"># SECURITY WARNING: don't run with debug turned on in production!</text:p>
      <text:p text:style-name="P125">DEBUG = True</text:p>
      <text:p text:style-name="P126">To<text:s/></text:p>
      <text:p text:style-name="P127"># SECURITY WARNING: don't run with debug turned on in production!</text:p>
      <text:soft-page-break/>
      <text:p text:style-name="P128">DEBUG = env.bool(“DJANGO_DEBUG*, False)</text:p>
      <text:p text:style-name="P129">This will check to see if the Environment Variable DJANGO_DEBUG exists, if it doesn’t it will create it with a value of False.</text:p>
      <text:p text:style-name="P130"/>
      <text:p text:style-name="P131">Next we need to split the INSTALLED_APPS into three separate entries.</text:p>
      <text:p text:style-name="P132">Django apps</text:p>
      <text:p text:style-name="Normal"><text:span text:style-name="T133">3</text:span><text:span text:style-name="T134">rd</text:span><text:span text:style-name="T135"><text:s/>Party Apps</text:span></text:p>
      <text:p text:style-name="P136">My local apps</text:p>
      <text:p text:style-name="P137"/>
      <text:p text:style-name="P138">To do this change the INSTALLED_APPS entry from<text:s/></text:p>
      <text:p text:style-name="P139">INSTALLED_APPS = [</text:p>
      <text:p text:style-name="P140"><text:s text:c="4"/>'django.contrib.admin',</text:p>
      <text:p text:style-name="P141"><text:s text:c="4"/>'django.contrib.auth', ...</text:p>
      <text:p text:style-name="P142">To<text:s/></text:p>
      <text:p text:style-name="P143">DJANGO_APPS = [</text:p>
      <text:p text:style-name="P144"><text:s text:c="4"/>'django.contrib.admin',</text:p>
      <text:p text:style-name="P145"><text:s text:c="4"/>'django.contrib.auth', ...</text:p>
      <text:p text:style-name="P146"/>
      <text:p text:style-name="P147">Add the 'django.contrib.sites',library to the DJANGO_APPS list and move the ‘django.contrib.admin’ entry as follows</text:p>
      <text:p text:style-name="P148">DJANGO_APPS = [</text:p>
      <text:p text:style-name="P149"><text:s text:c="4"/>'django.contrib.auth',</text:p>
      <text:p text:style-name="Normal"><text:span text:style-name="T150"><text:s text:c="4"/></text:span><text:span text:style-name="T151">'django.contrib.contenttypes',</text:span></text:p>
      <text:p text:style-name="P152"><text:s text:c="4"/>'django.contrib.sessions',</text:p>
      <text:p text:style-name="P153"><text:s text:c="4"/>'django.contrib.sites',</text:p>
      <text:p text:style-name="P154"><text:s text:c="4"/>'django.contrib.messages',</text:p>
      <text:p text:style-name="P155"><text:s text:c="4"/>'django.contrib.staticfiles',</text:p>
      <text:p text:style-name="P156"><text:s text:c="4"/>'django.contrib.admin',</text:p>
      <text:p text:style-name="P157">]</text:p>
      <text:p text:style-name="P158"/>
      <text:p text:style-name="Normal"><text:span text:style-name="T159">Now add a new apps list for the 3</text:span><text:span text:style-name="T160">rd</text:span><text:span text:style-name="T161"><text:s/>Party apps as follows</text:span></text:p>
      <text:p text:style-name="P162">THIRD_PARTY_APPS = [</text:p>
      <text:p text:style-name="P163"><text:s text:c="4"/>'rest_framework',</text:p>
      <text:soft-page-break/>
      <text:p text:style-name="P164"><text:s text:c="4"/>'django_filters',</text:p>
      <text:p text:style-name="P165"><text:s text:c="4"/>'django_countries',</text:p>
      <text:p text:style-name="P166"><text:s text:c="4"/>'phonenumber_field',</text:p>
      <text:p text:style-name="P167"><text:s text:c="4"/>'drf_yasg',</text:p>
      <text:p text:style-name="P168"><text:s text:c="4"/>'corsheaders',</text:p>
      <text:p text:style-name="P169">]</text:p>
      <text:p text:style-name="P170"/>
      <text:p text:style-name="P171">Define a LOCAL_APPS list (this will be empty for now) and redefine the INSTALLED_APPS variable as the concatenation of the three separate apps lists</text:p>
      <text:p text:style-name="P172">LOCAL_APPS = []</text:p>
      <text:p text:style-name="P173"/>
      <text:p text:style-name="P174"># Define INSTALLED apps as combination of the three App lists</text:p>
      <text:p text:style-name="P175">INSTALLED_APPS = DJANGO_APPS + THIRD_PARTY_APPS + LOCAL_APPS</text:p>
      <text:p text:style-name="P176"/>
      <text:p text:style-name="P177">Now we will add the following middleware libraries to the MIDDLEWARE list as follows</text:p>
      <text:p text:style-name="P178"/>
      <text:p text:style-name="P179">MIDDLEWARE = [</text:p>
      <text:p text:style-name="P180"><text:s text:c="4"/>'django.middleware.security.SecurityMiddleware',</text:p>
      <text:p text:style-name="P181"><text:s text:c="4"/>'corsheaders.middleware.CorsMiddleware',<text:tab/><text:tab/><text:tab/><text:tab/>&lt;&lt; new</text:p>
      <text:p text:style-name="P182"><text:s text:c="4"/>'django.contrib.sessions.middleware.SessionMiddleware',</text:p>
      <text:p text:style-name="P183"><text:s text:c="4"/>'django.middleware.common.CommonMiddleware',</text:p>
      <text:p text:style-name="P184"><text:s text:c="4"/>'django.middleware.csrf.CsrfViewMiddleware',</text:p>
      <text:p text:style-name="P185"><text:s text:c="4"/>'django.contrib.auth.middleware.AuthenticationMiddleware',</text:p>
      <text:p text:style-name="P186"><text:s text:c="4"/>'django.contrib.messages.middleware.MessageMiddleware',</text:p>
      <text:p text:style-name="P187"><text:s text:c="4"/>'django.middleware.common.BrokenLinkEmailsMiddleware',<text:s/><text:tab/>&lt;&lt; new</text:p>
      <text:p text:style-name="P188"><text:s text:c="4"/>'django.middleware.clickjacking.XFrameOptionsMiddleware',</text:p>
      <text:p text:style-name="P189">]</text:p>
      <text:p text:style-name="P190"/>
      <text:p text:style-name="P191">Next we need to update the TEMPLATES list value as follows</text:p>
      <text:p text:style-name="P192">TEMPLATES = [</text:p>
      <text:p text:style-name="P193"><text:s text:c="4"/>{</text:p>
      <text:p text:style-name="P194"><text:s text:c="8"/>'BACKEND': 'django.template.backends.django.DjangoTemplates',</text:p>
      <text:soft-page-break/>
      <text:p text:style-name="P195"><text:s text:c="8"/>'DIRS': [os.path.join(APPS_DIR, 'templates')],<text:tab/><text:tab/>&lt;&lt; new</text:p>
      <text:p text:style-name="P196"><text:s text:c="8"/>'APP_DIRS': True,</text:p>
      <text:p text:style-name="P197"><text:s text:c="8"/>'OPTIONS': {</text:p>
      <text:p text:style-name="P198"><text:s text:c="12"/>'context_processors': [</text:p>
      <text:p text:style-name="P199"><text:s text:c="16"/>'django.template.context_processors.debug',</text:p>
      <text:p text:style-name="P200"><text:s text:c="16"/>'django.template.context_processors.request',</text:p>
      <text:p text:style-name="P201"><text:s text:c="16"/>'django.contrib.auth.context_processors.auth',</text:p>
      <text:p text:style-name="P202"><text:s text:c="16"/>'django.template.context_processors.i18n',<text:s/><text:tab/><text:tab/>&lt;&lt; new</text:p>
      <text:p text:style-name="P203"><text:s text:c="16"/>'django.template.context_processors.static',<text:s/><text:tab/><text:tab/>&lt;&lt; new</text:p>
      <text:p text:style-name="P204"><text:s text:c="16"/>'django.template.context_processors.tz',<text:s/><text:tab/><text:tab/>&lt;&lt; new</text:p>
      <text:p text:style-name="P205"><text:s text:c="16"/>'django.contrib.messages.context_processors.messages',</text:p>
      <text:p text:style-name="P206"><text:s text:c="12"/>],</text:p>
      <text:p text:style-name="P207"><text:s text:c="8"/>},</text:p>
      <text:p text:style-name="P208"><text:s text:c="4"/>},</text:p>
      <text:p text:style-name="P209">]</text:p>
      <text:p text:style-name="P210"/>
      <text:p text:style-name="P211">The next step is to setup the database to use PostgreSQL instead of SQLite. <text:s/>Change the value the DATABASE variable as follows.</text:p>
      <text:p text:style-name="P212">DATABASES = {'default': env.db('DATABASE_URL')}</text:p>
      <text:p text:style-name="Normal"><text:span text:style-name="T213">DATABASES['default']['ATOMIC_REQUESTS'] = Tr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CH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CH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798in" fo:margin-left="0.9798in" fo:margin-bottom="0.7902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nald shushack</meta:initial-creator>
    <dc:creator>donald shushack</dc:creator>
    <meta:creation-date>2022-08-19T09:48:00Z</meta:creation-date>
    <dc:date>2022-08-21T19:40:00Z</dc:date>
    <meta:template xlink:href="Normal.dotm" xlink:type="simple"/>
    <meta:editing-cycles>20</meta:editing-cycles>
    <meta:editing-duration>PT0S</meta:editing-duration>
    <meta:document-statistic meta:page-count="6" meta:paragraph-count="15" meta:word-count="1047" meta:character-count="7629" meta:row-count="54" meta:non-whitespace-character-count="6597"/>
  </office:meta>
</office:document-meta>
</file>